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731ca" officeooo:paragraph-rsid="001731ca"/>
    </style:style>
    <style:style style:name="P2" style:family="paragraph" style:parent-style-name="Heading_20_2">
      <style:text-properties officeooo:rsid="001731ca" officeooo:paragraph-rsid="001731ca"/>
    </style:style>
    <style:style style:name="P3" style:family="paragraph" style:parent-style-name="Text_20_body">
      <style:text-properties officeooo:rsid="001731ca" officeooo:paragraph-rsid="001731ca"/>
    </style:style>
    <style:style style:name="T1" style:family="text">
      <style:text-properties style:font-name="Ubuntu Condensed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officeooo:rsid="001a0b4d"/>
    </style:style>
    <style:style style:name="T4" style:family="text">
      <style:text-properties officeooo:rsid="001bcd7b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2">Risks and opportunities plan for </text:span><text:span text:style-name="T1">Discounts Card</text:span><text:span text:style-name="T2"> project.</text:span> </text:h>
      <text:p text:style-name="P1"/>
      <text:p text:style-name="P1"><text:span text:style-name="T5">Opportunities:</text:span> </text:p>
      <text:p text:style-name="P1">1- <text:span text:style-name="T4">Group of related items having discounts at the same time. </text:span></text:p>
      <text:p text:style-name="P1"><text:tab/><text:span text:style-name="T3">1.1 – Impact: High – Probability : Moderate.</text:span></text:p>
      <text:p text:style-name="P1"><text:span text:style-name="T3"><text:tab/>1.2 – Strategy: Exploit this opportunity buy consulting UX and marketing experts.<text:tab/></text:span></text:p>
      <text:p text:style-name="P1"><text:span text:style-name="T5">Risks:</text:span> </text:p>
      <text:p text:style-name="P1">1- <text:span text:style-name="T4">Items to be discounted more than 50%: </text:span></text:p>
      <text:p text:style-name="P1"><text:span text:style-name="T4"><text:tab/>1.1 – Impact: Moderate – Probability: Unlikely.</text:span></text:p>
      <text:p text:style-name="P1"><text:tab/><text:span text:style-name="T4">1.2 – Strategy: Mitigate by controlling discounts of other item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12T09:25:58.064358408</dc:date>
    <meta:editing-duration>PT8H6M3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60" meta:character-count="424" meta:non-whitespace-character-count="356"/>
  </office:meta>
</office:document-meta>
</file>